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Carlito1" svg:font-family="Carlito" style:font-family-generic="swiss" style:font-pitch="variable"/>
    <style:font-face style:name="DINPro-CondensedMedium" svg:font-family="DINPro-CondensedMedium, serif"/>
    <style:font-face style:name="DejaVu Sans" svg:font-family="'DejaVu Sans'" style:font-family-generic="system" style:font-pitch="variable"/>
    <style:font-face style:name="GoogleSans-Regular" svg:font-family="GoogleSans-Regular, serif"/>
    <style:font-face style:name="Noto Sans" svg:font-family="'Noto Sans'" style:font-family-generic="swiss"/>
    <style:font-face style:name="Noto Sans SC Regular" svg:font-family="'Noto Sans SC Regular'" style:font-family-generic="system" style:font-pitch="variable"/>
    <style:font-face style:name="Noto Sans1" svg:font-family="'Noto Sans'"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font-variant="normal" fo:text-transform="none" fo:color="#2f4f4f" loext:opacity="100%" style:font-name="GoogleSans-Regular" fo:font-size="14pt" fo:letter-spacing="normal" fo:font-style="normal" fo:font-weight="normal"/>
    </style:style>
    <style:style style:name="P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f4f4f" loext:opacity="100%" style:font-name="GoogleSans-Regular" fo:font-size="14pt" fo:letter-spacing="normal" fo:font-style="normal" fo:font-weight="normal"/>
    </style:style>
    <style:style style:name="P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f4f4f" loext:opacity="100%" style:font-name="GoogleSans-Regular" fo:letter-spacing="normal" fo:font-style="normal" fo:font-weight="normal"/>
    </style:style>
    <style:style style:name="P5" style:family="paragraph" style:parent-style-name="Standard">
      <style:paragraph-properties fo:margin-left="0in" fo:margin-right="0in" fo:orphans="2" fo:widows="2" fo:text-indent="0in" style:auto-text-indent="false"/>
      <style:text-properties fo:font-variant="normal" fo:text-transform="none" fo:color="#2f4f4f" loext:opacity="100%" style:font-name="DINPro-CondensedMedium" fo:font-size="14.25pt" fo:letter-spacing="0.0102in" fo:font-style="normal" fo:font-weight="normal"/>
    </style:style>
    <style:style style:name="P6" style:family="paragraph" style:parent-style-name="Standard">
      <style:paragraph-properties fo:margin-left="0in" fo:margin-right="0in" fo:orphans="2" fo:widows="2" fo:text-indent="0in" style:auto-text-indent="false"/>
      <style:text-properties fo:font-variant="normal" fo:text-transform="none" fo:color="#000000" loext:opacity="100%" style:font-name="GoogleSans-Regular" fo:font-size="30pt" fo:letter-spacing="normal" fo:font-style="normal" fo:font-weight="normal" officeooo:paragraph-rsid="001f00f6"/>
    </style:style>
    <style:style style:name="P7" style:family="paragraph" style:parent-style-name="Standard">
      <style:paragraph-properties fo:margin-left="0in" fo:margin-right="0in" fo:text-align="justify" style:justify-single-word="false" fo:orphans="2" fo:widows="2" fo:text-indent="0in" style:auto-text-indent="false"/>
    </style:style>
    <style:style style:name="T1" style:family="text">
      <style:text-properties fo:font-variant="normal" fo:text-transform="none" fo:color="#000000" loext:opacity="100%" style:font-name="GoogleSans-Regular" fo:font-size="30pt" fo:letter-spacing="normal" fo:font-style="normal" fo:font-weight="normal"/>
    </style:style>
    <style:style style:name="T2" style:family="text">
      <style:text-properties fo:font-variant="normal" fo:text-transform="none" fo:color="#2f4f4f" loext:opacity="100%" style:font-name="DINPro-CondensedMedium" fo:font-size="14.25pt" fo:letter-spacing="0.0102in" fo:font-style="normal" fo:font-weight="normal"/>
    </style:style>
    <style:style style:name="T3" style:family="text">
      <style:text-properties fo:font-variant="normal" fo:text-transform="none" fo:color="#2f4f4f" loext:opacity="100%" style:font-name="GoogleSans-Regular" fo:letter-spacing="normal" fo:font-style="normal" fo:font-weight="normal"/>
    </style:style>
    <style:style style:name="T4" style:family="text">
      <style:text-properties fo:font-variant="normal" fo:text-transform="none" fo:color="#2f4f4f" loext:opacity="100%" style:font-name="GoogleSans-Regular" fo:letter-spacing="0.0102in" fo:font-style="normal" fo:font-weight="normal"/>
    </style:style>
    <style:style style:name="T5"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start text:name="__DdeLink__160_840498613"/>LONGLINER 63M/ ЯРУСОЛОВ 63М </text:p>
      <text:p text:style-name="P2"><text:span text:style-name="T5">LONGLINER</text:span> is a series of vessels of various sizes, designed for maximum fishing efficiency. The design based on the well-established and proven <text:span text:style-name="T5">Enduro™ Bow</text:span> concept for the best seaworthiness in rough seas. This bow shape also allows full use of the vessel for the benefit of the crew and the maximum capacity of the fish hold and the vessel as a whole.</text:p>
      <text:p text:style-name="P2"/>
      <text:p text:style-name="P4">Total processing capacity on the ship ~ 50t / day.</text:p>
      <text:p text:style-name="P4">Freezing capacity ~ 50t / day.</text:p>
      <text:p text:style-name="P4">Total capacity of holds ~ 1150m³.</text:p>
      <text:p text:style-name="P4"/>
      <text:p text:style-name="P4"><text:span text:style-name="T5">Fish species:</text:span> cod, pollock, grenadier, Kamchatka flounder, Greenland halibut, Arrowtooth halibut, Pacific halibut, coal fish, red fish and other bottom types of fish.</text:p>
      <text:p text:style-name="P4"/>
      <text:p text:style-name="P4"><text:span text:style-name="T5">Methods and types of processing:</text:span> frozen blocks of fillets, canned liver, fish frozen whole in shock freezer, offal.</text:p>
      <text:p text:style-name="P4"/>
      <text:p text:style-name="P3"><text:span text:style-name="T5">ЯРУСОЛОВ</text:span> представляет собой линейку судов различных размерений, спроектированных для максимальной эффективности промысла. Конструкция основывается на устоявшейся и проверенной концепции носовой части <text:span text:style-name="T5">Enduro™ Bow</text:span>, которая обеспечивает наилучшую мореходность судна в суровых морях. Данная форма носовой части также позволяет полностью использовать размер судна на благо экипажа и максимальной вместимости рыбного трюма и судна в целом.</text:p>
      <text:p text:style-name="P3"/>
      <text:p text:style-name="P4">Общая мощность переработки на судне ~ 50 т/день.</text:p>
      <text:p text:style-name="P4">Производительность заморозки на судне ~ 50 т/день.</text:p>
      <text:p text:style-name="P4">Вместимость главного рыбного трюма ~ 1150м³.</text:p>
      <text:p text:style-name="P4"/>
      <text:p text:style-name="P4"><text:span text:style-name="T5">Видами промысловых рыб являются:</text:span> треска, минтай, макрурус, камчатская камбала, гренландский палтус, палтус стрелозубый, палтус белокорый, угольная рыба, окунь и другие виды рыб.</text:p>
      <text:p text:style-name="P4"/>
      <text:p text:style-name="P4"><text:span text:style-name="T5">Виды и способы переработки:</text:span> замороженное филе, консервированная печень, неразделанная рыба шоковой заморозки, субпродукты.</text:p>
      <text:p text:style-name="P4"><text:soft-page-break/></text:p>
      <text:p text:style-name="P4"/>
      <text:p text:style-name="P7"><text:bookmark-start text:name="__DdeLink__98_2364180599"/><text:bookmark-start text:name="__DdeLink__150_3554559792"/><text:bookmark-start text:name="__DdeLink__147_2936079087"/><text:span text:style-name="T2">LENGTH</text:span><text:span text:style-name="T3"> <text:s/>63</text:span><text:span text:style-name="T2">.00m</text:span> </text:p>
      <text:p text:style-name="P7"><text:span text:style-name="T2">WIDTH </text:span> 14<text:span text:style-name="T2">.00m</text:span> </text:p>
      <text:p text:style-name="P7"><text:span text:style-name="T2">DRAFT </text:span><text:span text:style-name="T3"> 5</text:span><text:span text:style-name="T4">.962 </text:span><text:span text:style-name="T2">m</text:span> </text:p>
      <text:p text:style-name="P1"><text:span text:style-name="T2">VESSEL SPEED</text:span> <text:s/>14 <text:span text:style-name="T2">kn</text:span></text:p>
      <text:p text:style-name="P5">NUMBER of CREW 39 ppl <text:bookmark-end text:name="__DdeLink__150_3554559792"/><text:bookmark-end text:name="__DdeLink__98_2364180599"/><text:bookmark-end text:name="__DdeLink__160_840498613"/></text:p>
      <text:p text:style-name="P4"><text:bookmark-end text:name="__DdeLink__147_2936079087"/></text:p>
      <text:p text:style-name="P1"/>
      <text:p text:style-name="P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Carlito1" svg:font-family="Carlito" style:font-family-generic="swiss" style:font-pitch="variable"/>
    <style:font-face style:name="DINPro-CondensedMedium" svg:font-family="DINPro-CondensedMedium, serif"/>
    <style:font-face style:name="DejaVu Sans" svg:font-family="'DejaVu Sans'" style:font-family-generic="system" style:font-pitch="variable"/>
    <style:font-face style:name="GoogleSans-Regular" svg:font-family="GoogleSans-Regular, serif"/>
    <style:font-face style:name="Noto Sans" svg:font-family="'Noto Sans'" style:font-family-generic="swiss"/>
    <style:font-face style:name="Noto Sans SC Regular" svg:font-family="'Noto Sans SC Regular'"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rlito" fo:font-size="12pt" fo:language="ru" fo:country="RU"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Carlito" fo:font-size="12pt" fo:language="ru" fo:country="RU"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rlito1" fo:font-family="Carlito" style:font-family-generic="swiss" style:font-pitch="variable" fo:font-size="14pt" style:font-name-asian="Noto Sans SC Regular" style:font-family-asian="'Noto Sans SC Regular'" style:font-family-generic-asian="system" style:font-pitch-asian="variable" style:font-size-asian="14pt" style:font-name-complex="Noto Sans1" style:font-family-complex="'Noto Sans'" style:font-family-generic-complex="system" style:font-pitch-complex="variable" style:font-size-complex="14pt"/>
    </style:style>
    <style:style style:name="List_20_Contents" style:display-name="List Contents" style:family="paragraph" style:parent-style-name="Standard" style:class="html">
      <style:paragraph-properties fo:margin-left="0.3937in"/>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10:35:56.280635935</meta:creation-date>
    <dc:date>2024-08-20T16:16:53.972333748</dc:date>
    <meta:editing-duration>PT28M14S</meta:editing-duration>
    <meta:editing-cycles>7</meta:editing-cycles>
    <meta:generator>Collabora_Office/24.04.4.2$Linux_X86_64 LibreOffice_project/3709158c476d3931713e1be652f02aae1db91dd3</meta:generator>
    <meta:document-statistic meta:table-count="0" meta:image-count="0" meta:object-count="0" meta:page-count="2" meta:paragraph-count="18" meta:word-count="258" meta:character-count="1733" meta:non-whitespace-character-count="1488"/>
  </office:meta>
</office:document-meta>
</file>